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e9dcd"/>
    </style:style>
    <style:style style:name="P2" style:family="paragraph" style:parent-style-name="Text_20_body">
      <style:text-properties officeooo:paragraph-rsid="000e9dcd"/>
    </style:style>
    <style:style style:name="P3" style:family="paragraph" style:parent-style-name="Text_20_body_20_indent">
      <style:text-properties style:font-name="DejaVu Sans" officeooo:paragraph-rsid="000e9dcd"/>
    </style:style>
    <style:style style:name="P4" style:family="paragraph" style:parent-style-name="Text_20_body" style:list-style-name="L1">
      <style:text-properties officeooo:paragraph-rsid="000e9dcd"/>
    </style:style>
    <style:style style:name="P5" style:family="paragraph" style:parent-style-name="Text_20_body" style:list-style-name="L1">
      <style:text-properties officeooo:rsid="000b4066" officeooo:paragraph-rsid="000e9dcd"/>
    </style:style>
    <style:style style:name="P6" style:family="paragraph" style:parent-style-name="Text_20_body">
      <style:text-properties fo:font-style="italic" officeooo:rsid="000e9dcd" officeooo:paragraph-rsid="000e9dcd" style:font-style-asian="italic" style:font-style-complex="italic"/>
    </style:style>
    <style:style style:name="P7" style:family="paragraph" style:parent-style-name="Text_20_body_20_indent">
      <style:paragraph-properties style:writing-mode="lr-tb"/>
      <style:text-properties officeooo:rsid="000e9dcd" officeooo:paragraph-rsid="000e9dcd"/>
    </style:style>
    <style:style style:name="P8" style:family="paragraph" style:parent-style-name="Heading_20_2">
      <style:text-properties officeooo:paragraph-rsid="000e9dc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3">
      <loext:graphic-properties draw:fill-hatch-name="hatch"/>
      <style:paragraph-properties fo:margin-top="0cm" fo:margin-bottom="0.499cm" style:contextual-spacing="false"/>
      <style:text-properties officeooo:paragraph-rsid="000e9dcd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Condensed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 style:parent-style-name="Text" style:master-page-name="">
      <loext:graphic-properties draw:fill="solid" draw:fill-color="#2a6099" draw:fill-gradient-name="Gradient_20_131" draw:fill-hatch-name="hatch"/>
      <style:paragraph-properties fo:margin-left="0cm" fo:margin-right="0cm" fo:margin-top="0cm" fo:margin-bottom="0cm" style:contextual-spacing="false" fo:text-indent="0cm" style:auto-text-indent="false" style:page-number="auto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size="15pt" style:font-size-asian="15pt" style:font-size-complex="15pt"/>
    </style:style>
    <style:style style:name="P14" style:family="paragraph" style:parent-style-name="Standard" style:master-page-name="">
      <loext:graphic-properties draw:fill-hatch-name="hatch"/>
      <style:paragraph-properties fo:margin-top="0cm" fo:margin-bottom="0.499cm" style:contextual-spacing="false" fo:keep-together="always" style:page-number="auto" fo:padding="0.199cm" fo:border="none" fo:keep-with-next="always"/>
      <style:text-properties officeooo:paragraph-rsid="00b54d77"/>
    </style:style>
    <style:style style:name="P15" style:family="paragraph" style:parent-style-name="Standard">
      <loext:graphic-properties draw:fill-hatch-name="hatch"/>
      <style:paragraph-properties fo:margin-top="0cm" fo:margin-bottom="0.499cm" style:contextual-spacing="false" fo:padding="0.199cm" fo:border="none"/>
      <style:text-properties officeooo:paragraph-rsid="00b54d77"/>
    </style:style>
    <style:style style:name="P16" style:family="paragraph" style:parent-style-name="Code_20_Box_20_2">
      <loext:graphic-properties draw:fill-hatch-name="hatch"/>
      <style:paragraph-properties fo:keep-with-next="auto"/>
      <style:text-properties officeooo:paragraph-rsid="000e9dcd"/>
    </style:style>
    <style:style style:name="P17" style:family="paragraph" style:parent-style-name="Standard">
      <style:paragraph-properties fo:margin-top="0cm" fo:margin-bottom="0.499cm" style:contextual-spacing="false"/>
      <style:text-properties officeooo:paragraph-rsid="000e9dcd"/>
    </style:style>
    <style:style style:name="P18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1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e9dcd"/>
    </style:style>
    <style:style style:name="T2" style:family="text">
      <style:text-properties officeooo:rsid="000b4066"/>
    </style:style>
    <style:style style:name="T3" style:family="text">
      <style:text-properties officeooo:rsid="000e7d2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officeooo:rsid="000e9dcd"/>
    </style:style>
    <style:style style:name="T6" style:family="text">
      <style:text-properties officeooo:rsid="000c1964"/>
    </style:style>
    <style:style style:name="T7" style:family="text">
      <style:text-properties fo:font-style="italic" officeooo:rsid="000e9dc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Condensed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FreeMono"/>
    </style:style>
    <style:style style:name="T11" style:family="text">
      <style:text-properties style:font-name="FreeSerif"/>
    </style:style>
    <style:style style:name="T12" style:family="text">
      <style:text-properties fo:font-size="12pt"/>
    </style:style>
    <style:style style:name="T13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bottom" style:vertical-rel="paragraph-content" style:horizontal-pos="from-left" style:horizontal-rel="paragraph-content" fo:background-color="#edf5fd" draw:fill="solid" draw:fill-color="#edf5fd" fo:padding="0cm" fo:border="0.06pt solid #729fcf" draw:wrap-influence-on-position="once-concurrent" loext:allow-overlap="false" loext:rel-width-rel="paragraph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743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rference Between <text:span text:style-name="T1">Frame</text:span> Borders, <text:span text:style-name="T1">Heading Borders</text:span> &amp; <text:span text:style-name="T1">Paragraph</text:span> Borders, <text:span text:style-name="T1">Top &amp; Bottom</text:span></text:h>
      <text:p text:style-name="P2">This document <text:span text:style-name="T1">with it’s snappy title </text:span>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7. This bug is as follows:-</text:p>
      <text:p text:style-name="P3">The top <text:span text:style-name="T2">border</text:span> of a Frame will <text:span text:style-name="T1">interfere</text:span> with the bot<text:span text:style-name="T3">tom </text:span><text:span text:style-name="T2">border</text:span> <text:span text:style-name="T3">of a </text:span><text:span text:style-name="T2">Heading</text:span>. <text:span text:style-name="T1">In addition, the bottom border of the same Frame will coalesce with the top inline-border of a paragraph.</text:span> In other words, the <text:span text:style-name="T1">top &amp; bottom </text:span>borders of the Frame are<text:span text:style-name="T3"> inter</text:span>fering with<text:span text:style-name="T3"> both other entity’s borders, </text:span><text:span text:style-name="T1">and not respecting their personal space</text:span>.</text:p>
      <text:p text:style-name="Text_20_body_20_indent"><text:span text:style-name="T4">Note</text:span>: the <text:span text:style-name="T1">2</text:span><text:span text:style-name="T5">nd</text:span><text:span text:style-name="T1"> </text:span>one above has already been reported in <text:a xlink:type="simple" xlink:href="https://github.com/alexkemp9/Python3docs/blob/main/bug5.odt" text:style-name="Internet_20_link" text:visited-style-name="Visited_20_Internet_20_Link">bug5.odt</text:a>.</text:p>
      <text:p text:style-name="P2">To produce this document the following steps were taken:</text:p>
      <text:list text:style-name="L1">
        <text:list-item>
          <text:p text:style-name="P4">The styles 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were loaded into this document </text:span><text:span text:style-name="T6">under LO 24.8.3.2</text:span></text:p>
        </text:list-item>
        <text:list-item>
          <text:p text:style-name="P4">The Heading “Lambda Functions” was copied from <text:a xlink:type="simple" xlink:href="https://github.com/alexkemp9/Python3docs/blob/main/chapter_04.odt" text:style-name="Internet_20_link" text:visited-style-name="Visited_20_Internet_20_Link"><text:span text:style-name="T1">chapter_04.odt</text:span></text:a><text:span text:style-name="T1"> at the top of the (next) page</text:span><text:span text:style-name="T2">. </text:span><text:span text:style-name="T1">Note that this Heading is set to have a 0.5cm space below the paragraph.</text:span></text:p>
        </text:list-item>
        <text:list-item>
          <text:p text:style-name="P4">The SideBar <text:span text:style-name="T4">“The print() Function”</text:span> was c<text:span text:style-name="T2">opied </text:span>from <text:a xlink:type="simple" xlink:href="https://github.com/alexkemp9/Python3docs/blob/main/chapter_04.odt" text:style-name="Internet_20_link" text:visited-style-name="Visited_20_Internet_20_Link"><text:span text:style-name="T1">chapter_04.odt</text:span></text:a><text:span text:style-name="T2"> onto the next line of the page, </text:span><text:span text:style-name="T1">and set to be 0.5cm to the right of centre (to more clearly show the interaction between the 1</text:span><text:span text:style-name="T5">st</text:span><text:span text:style-name="T1"> 2 entities)</text:span><text:span text:style-name="T2">.</text:span></text:p>
        </text:list-item>
        <text:list-item>
          <text:p text:style-name="P4"><text:span text:style-name="T1">The same SideBar is anchored to the paragraph above (the Heading), and is set to fit to the </text:span><text:span text:style-name="T7">bottom </text:span>of th<text:span text:style-name="T1">at</text:span> paragraph. <text:span text:style-name="T1">The Frame fails to obey the Heading’s 0.5cm bottom border space and, in addition, penetrates into the Heading’s coloured background.</text:span></text:p>
        </text:list-item>
        <text:list-item>
          <text:p text:style-name="P5">A <text:span text:style-name="T4">“Code Box 2”</text:span> was copied into the document below the SideBar.</text:p>
        </text:list-item>
      </text:list>
      <text:p text:style-name="P6">Note:</text:p>
      <text:p text:style-name="P7">The Frame’s <text:span text:style-name="T4">Position</text:span><text:span text:style-name="T8"> is set relative to </text:span><text:span text:style-name="T4">“Paragraph Text Area”</text:span><text:span text:style-name="T8">. It is unbelievably difficult to get that parameter permanently accepted by the </text:span><text:span text:style-name="T4">Property</text:span><text:span text:style-name="T8"> dialog. It keeps getting switched after </text:span><text:span text:style-name="Caption_20_characters"><text:span text:style-name="T8">&lt;OK&gt;</text:span></text:span><text:span text:style-name="T8"> is pressed to </text:span><text:span text:style-name="T4">“Entire Paragraph Area”</text:span><text:span text:style-name="T8">. I’m well aware of how often I can be a </text:span><text:span text:style-name="T4">numpty</text:span><text:span text:style-name="T8">, but not as often as that dialog switches that setting. There is another bug there.</text:span></text:p>
      <text:h text:style-name="P8" text:outline-level="2">Example <text:span text:style-name="T1">(next page)</text:span>:</text:h>
      <text:p text:style-name="Standard"/>
      <text:p text:style-name="P9"/>
      <text:h text:style-name="P10" text:outline-level="3"><draw:frame text:anchor-type="paragraph" draw:z-index="1" draw:name="p183-h2" draw:style-name="gr1" draw:text-style-name="P12" svg:width="1.117cm" svg:height="0.743cm" svg:x="15.7cm" svg:y="0.123cm"><draw:text-box><text:p text:style-name="P11"><text:span text:style-name="T9">||</text:span></text:p></draw:text-box></draw:frame><draw:frame draw:style-name="fr1" draw:name="The print() Function" text:anchor-type="paragraph" svg:x="0.499cm" svg:width="17cm" style:rel-width="100%" draw:z-index="2"><draw:text-box fo:min-height="1cm"><text:p text:style-name="P13"><text:bookmark-start text:name="The print() Function Copy 1 Copy 1 Copy 1"/>The print() Function<text:bookmark-end text:name="The print() Function Copy 1 Copy 1 Copy 1"/></text:p><text:p text:style-name="P14">The <text:span text:style-name="T10">print()</text:span> function accepts any number of positional arguments, and has three keyword arguments, <text:span text:style-name="T4">sep</text:span>, <text:span text:style-name="T4">end</text:span>, and <text:span text:style-name="T4">file</text:span>. All the keyword arguments have defaults. The <text:span text:style-name="T4">sep</text:span> parameter’s default is a space; if two or more positional arguments are given, each is printed with the <text:span text:style-name="T4">sep</text:span> in between, but if there is just one positional argument this parameter does nothing. The <text:span text:style-name="T4">end</text:span> parameter’s default is <text:span text:style-name="T10">\n</text:span>, which is why a newline is printed at the end of calls to <text:span text:style-name="T10">print()</text:span>. The file parameter’s default is <text:span text:style-name="T4">sys.stdout</text:span>, the standard output stream, which is usually the console.</text:p><text:p text:style-name="P15">Any of the keyword arguments can be given the values we want instead of using the defaults. For example, <text:span text:style-name="T4">file</text:span> can be set to a file object that is open for writing or appending, and both <text:span text:style-name="T4">sep</text:span> and <text:span text:style-name="T4">end</text:span> can be set to other strings, including the empty string.</text:p><text:p text:style-name="P15">If we need to print several items on the same line, one common pattern is to print the items using <text:span text:style-name="T10">print()</text:span> calls where <text:span text:style-name="T4">end</text:span> is set to a suitable separator, and then at the end to call <text:span text:style-name="T10">print()</text:span> with no arguments, since this just prints a newline. For an example, see the <text:span text:style-name="T10">print_digits()</text:span> function (180 &lt;).</text:p></draw:text-box></draw:frame><text:bookmark-start text:name="__RefHeading___Toc72663_342937816"/>Lambda Functions<text:bookmark-end text:name="__RefHeading___Toc72663_342937816"/></text:h>
      <text:p text:style-name="P16">lambda parameters: expression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gradient draw:name="Gradient_20_131" draw:display-name="Gradient 13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Lambda Functions</text:chapter><text:tab/><text:span text:style-name="MT1"><text:page-number text:select-page="current">3</text:page-number></text:span></text:p>
      </style:header>
      <style:header-left>
        <text:p text:style-name="MP3"><text:page-number text:select-page="current">2</text:page-number><text:tab/><text:chapter text:display="number-and-name" text:outline-level="1">7 Interference Between Frame Borders, Heading Borders &amp; Paragraph Borders, Top &amp; Bottom</text:chapter></text:p>
      </style:header-left>
      <style:header-first>
        <text:p text:style-name="MP2"><text:page-number text:select-page="current">1</text:page-number><text:tab/><text:chapter text:display="number-and-name" text:outline-level="1">7 Interference Between Frame Borders, Heading Borders &amp; Paragraph Borders, Top &amp; Bottom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1:40:29.573293052</meta:creation-date>
    <dc:date>2024-12-10T23:02:24.403827907</dc:date>
    <meta:editing-duration>PT1H21M57S</meta:editing-duration>
    <meta:editing-cycles>1</meta:editing-cycles>
    <meta:document-statistic meta:table-count="0" meta:image-count="0" meta:object-count="0" meta:page-count="2" meta:paragraph-count="25" meta:word-count="533" meta:character-count="3046" meta:non-whitespace-character-count="2539"/>
    <meta:generator>LibreOffice/24.8.3.2$Linux_X86_64 LibreOffice_project/48a6bac9e7e268aeb4c3483fcf825c94556d9f92</meta:generator>
  </office:meta>
</office:document-meta>
</file>